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05894" officeooo:paragraph-rsid="00005894"/>
    </style:style>
    <style:style style:name="P2" style:family="paragraph" style:parent-style-name="Text_20_body">
      <style:text-properties officeooo:rsid="0000ac64" officeooo:paragraph-rsid="0000ac64"/>
    </style:style>
    <style:style style:name="P3" style:family="paragraph" style:parent-style-name="Text_20_body">
      <style:text-properties officeooo:rsid="0001f957" officeooo:paragraph-rsid="0001f957"/>
    </style:style>
    <style:style style:name="P4" style:family="paragraph" style:parent-style-name="Text_20_body" style:list-style-name="L1">
      <style:text-properties officeooo:rsid="0000ac64" officeooo:paragraph-rsid="0000ac64"/>
    </style:style>
    <style:style style:name="P5" style:family="paragraph" style:parent-style-name="Text_20_body">
      <style:text-properties officeooo:rsid="0005dd1b" officeooo:paragraph-rsid="0005dd1b"/>
    </style:style>
    <style:style style:name="P6" style:family="paragraph" style:parent-style-name="Text_20_body">
      <style:text-properties officeooo:paragraph-rsid="0005dd1b"/>
    </style:style>
    <style:style style:name="P7" style:family="paragraph" style:parent-style-name="Text_20_body">
      <style:text-properties officeooo:rsid="000715a9" officeooo:paragraph-rsid="000715a9"/>
    </style:style>
    <style:style style:name="P8" style:family="paragraph" style:parent-style-name="Text_20_body">
      <style:text-properties officeooo:rsid="0007b3cf" officeooo:paragraph-rsid="0007b3cf"/>
    </style:style>
    <style:style style:name="P9" style:family="paragraph" style:parent-style-name="Text_20_body">
      <style:text-properties officeooo:rsid="000856ef" officeooo:paragraph-rsid="000856ef"/>
    </style:style>
    <style:style style:name="T1" style:family="text">
      <style:text-properties officeooo:rsid="0000ac64"/>
    </style:style>
    <style:style style:name="T2" style:family="text">
      <style:text-properties officeooo:rsid="0005dd1b"/>
    </style:style>
    <style:style style:name="T3" style:family="text">
      <style:text-properties officeooo:rsid="0007b3c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estern vibes</text:p>
      <text:h text:style-name="Heading_20_1" text:outline-level="1">Synopsis</text:h>
      <text:p text:style-name="P1">P<text:span text:style-name="T1">layers</text:span> are rangers on Eole, tasked with maintaining order outside the big cities, which means mostly small farms, remote outposts and mining ops.</text:p>
      <text:p text:style-name="P1">They are <text:span text:style-name="T1">sent</text:span> to investigate a suspicious disappearance in a small place, around a day of travel from Armstrong. Their is several clues at the place where the victim lived: corporate issue, local trouble between families or banditry.</text:p>
      <text:p text:style-name="P1">One of the issue to figure out what’s going on is the hostility of inhabitants toward both the victim and law enforcement.</text:p>
      <text:p text:style-name="P3">The victim is a farmer and energy producer that was killed while investigating on a probe that crashed on her terrain. But she had several quarrels with both other inhabitants and corporate groups.</text:p>
      <text:h text:style-name="Heading_20_1" text:outline-level="1">Generated characters</text:h>
      <text:p text:style-name="P2">The team consists mostly of rangers:</text:p>
      <text:list xml:id="list2021232315" text:style-name="L1">
        <text:list-item>
          <text:p text:style-name="P4">One specialist of the region and long-range patrols</text:p>
        </text:list-item>
        <text:list-item>
          <text:p text:style-name="P4">The main investigator, leading the team</text:p>
        </text:list-item>
        <text:list-item>
          <text:p text:style-name="P4">Their partner, which is less experimented, but with more emphasis on combat</text:p>
        </text:list-item>
        <text:list-item>
          <text:p text:style-name="P4">The tech guy, because no one wants to wait for days to get results</text:p>
        </text:list-item>
        <text:list-item>
          <text:p text:style-name="P4">local government representative, that is charged with finding out what happened to the victim, and started the official investigation.</text:p>
        </text:list-item>
      </text:list>
      <text:h text:style-name="Heading_20_1" text:outline-level="1">Scenario</text:h>
      <text:h text:style-name="Heading_20_2" text:outline-level="2">Scene 1: briefing</text:h>
      <text:p text:style-name="P5">Victim: Emily Faheed, a farmer in the high plateau region, not seen for the last couple of weeks, no sign of issues.</text:p>
      <text:h text:style-name="Heading_20_2" text:outline-level="2">Scene 2: traveling there</text:h>
      <text:p text:style-name="P5">Mostly nice weather, but some work to be done in order to cross a problem with the road</text:p>
      <text:h text:style-name="Heading_20_2" text:outline-level="2"><text:soft-page-break/>Scene 3: the Faheed farm</text:h>
      <text:p text:style-name="P5">All seems just abandoned, with a bit of dust everywhere, suggesting at least a week without the owner.</text:p>
      <text:p text:style-name="P5">The respirator has been taken, but not the landyacht.</text:p>
      <text:p text:style-name="P5">3 issues are identifiable: neighbors issues, corporate issues with a mining site bordering her estate, and the presence of more than a few unmapped holes in the region.</text:p>
      <text:h text:style-name="Heading_20_2" text:outline-level="2">Scene 4-1: unfriendly neighbours</text:h>
      <text:p text:style-name="P6"><text:span text:style-name="T2">They know nothing, but will not give anything to the cops, which they don’t trust. They may inform that is is bad blood between her and everyone, including the corporate site nearby, which has sent probes all around the place, and is aggressively trying to buy terrain.</text:span></text:p>
      <text:h text:style-name="Heading_20_2" text:outline-level="2">Scene 4-3: corporate interests</text:h>
      <text:p text:style-name="P5">The mine manager operates a small size operation to get high-grade crystals, used in all sorts of optics.</text:p>
      <text:p text:style-name="P5">He doesn’t know he has some important information, because he has the last known position of a probe that was recently lost near the Faheed terrain (but not in it).</text:p>
      <text:h text:style-name="Heading_20_2" text:outline-level="2">Scene 5: the probe</text:h>
      <text:p text:style-name="P5">When the players find the probe, they may find the dead body of the victim nearby apparently fallen after deactivating the probe that was lost.</text:p>
      <text:h text:style-name="Heading_20_2" text:outline-level="2">Scene 6: Unexpected events</text:h>
      <text:p text:style-name="P9">Distressed travelers on a nearby roads, smugglers that ran into trouble. If investigated, they may get nervous and fight against the rangers.</text:p>
      <text:p text:style-name="P7"/>
      <text:h text:style-name="Heading_20_1" text:outline-level="1">System used:</text:h>
      <text:p text:style-name="P8">- investigation</text:p>
      <text:p text:style-name="P8">- comb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6.2$Windows_X86_64 LibreOffice_project/684e730861356e74889dfe6dbddd3562aae2e6ad</meta:generator>
    <dc:date>2023-04-02T15:45:19.579000000</dc:date>
    <meta:editing-duration>PT1H15M55S</meta:editing-duration>
    <meta:editing-cycles>9</meta:editing-cycles>
    <meta:document-statistic meta:table-count="0" meta:image-count="0" meta:object-count="0" meta:page-count="2" meta:paragraph-count="34" meta:word-count="463" meta:character-count="2708" meta:non-whitespace-character-count="2284"/>
  </office:meta>
</office:document-meta>
</file>